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72DAE75785910C8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cf5d8"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25aab9" officeooo:paragraph-rsid="0025aab9" style:font-size-asian="16pt" style:font-weight-asian="bold" style:font-size-complex="16pt" style:font-weight-complex="bold"/>
    </style:style>
    <style:style style:name="P3" style:family="paragraph" style:parent-style-name="Standard">
      <style:text-properties style:font-name="Gabriola" officeooo:rsid="001d2ecb" officeooo:paragraph-rsid="001d2ecb"/>
    </style:style>
    <style:style style:name="P4" style:family="paragraph" style:parent-style-name="Standard">
      <style:text-properties style:font-name="Gabriola" fo:font-size="13pt" officeooo:rsid="001cf5d8" officeooo:paragraph-rsid="001d2ecb" style:font-size-asian="13pt" style:font-size-complex="13pt"/>
    </style:style>
    <style:style style:name="P5" style:family="paragraph" style:parent-style-name="Standard">
      <style:text-properties style:font-name="Gabriola" fo:font-size="13pt" officeooo:rsid="001d2ecb" officeooo:paragraph-rsid="001d2ecb" style:font-size-asian="13pt" style:font-size-complex="13pt"/>
    </style:style>
    <style:style style:name="P6" style:family="paragraph" style:parent-style-name="Standard">
      <style:text-properties style:font-name="Gabriola" fo:font-size="13pt" officeooo:rsid="001e4a95" officeooo:paragraph-rsid="001e4a95" style:font-size-asian="13pt" style:font-size-complex="13pt"/>
    </style:style>
    <style:style style:name="P7" style:family="paragraph" style:parent-style-name="Standard">
      <style:text-properties style:font-name="Gabriola" fo:font-size="13pt" officeooo:rsid="001f902e" officeooo:paragraph-rsid="001f902e" style:font-size-asian="13pt" style:font-size-complex="13pt"/>
    </style:style>
    <style:style style:name="P8" style:family="paragraph" style:parent-style-name="Standard">
      <style:text-properties style:font-name="Gabriola" fo:font-size="13pt" officeooo:rsid="0020353e" officeooo:paragraph-rsid="0020353e" style:font-size-asian="13pt" style:font-size-complex="13pt"/>
    </style:style>
    <style:style style:name="P9" style:family="paragraph" style:parent-style-name="Standard">
      <style:text-properties style:font-name="Gabriola" fo:font-size="13pt" officeooo:rsid="00235242" officeooo:paragraph-rsid="00235242" style:font-size-asian="13pt" style:font-size-complex="13pt"/>
    </style:style>
    <style:style style:name="P10" style:family="paragraph" style:parent-style-name="Standard">
      <style:text-properties style:font-name="Gabriola" fo:font-size="13pt" style:text-underline-style="solid" style:text-underline-width="auto" style:text-underline-color="font-color" officeooo:rsid="00238788" officeooo:paragraph-rsid="00238788" style:font-size-asian="13pt" style:font-size-complex="13pt"/>
    </style:style>
    <style:style style:name="P11" style:family="paragraph" style:parent-style-name="Standard">
      <style:text-properties style:font-name="Gabriola" fo:font-size="13pt" style:text-underline-style="solid" style:text-underline-width="auto" style:text-underline-color="font-color" fo:font-weight="normal" officeooo:rsid="0023b6a2" officeooo:paragraph-rsid="0023b6a2" style:font-size-asian="13pt" style:font-weight-asian="normal" style:font-size-complex="13pt" style:font-weight-complex="normal"/>
    </style:style>
    <style:style style:name="P12" style:family="paragraph" style:parent-style-name="Standard">
      <style:text-properties style:font-name="Gabriola" fo:font-size="13pt" fo:font-weight="normal" officeooo:rsid="00238788" officeooo:paragraph-rsid="00238788" style:font-size-asian="13pt" style:font-weight-asian="normal" style:font-size-complex="13pt" style:font-weight-complex="normal"/>
    </style:style>
    <style:style style:name="P13" style:family="paragraph" style:parent-style-name="Standard">
      <style:text-properties style:font-name="Gabriola" fo:font-size="13pt" fo:font-weight="normal" officeooo:rsid="0023b6a2" officeooo:paragraph-rsid="0023b6a2" style:font-size-asian="13pt" style:font-weight-asian="normal" style:font-size-complex="13pt" style:font-weight-complex="normal"/>
    </style:style>
    <style:style style:name="P14" style:family="paragraph" style:parent-style-name="Standard">
      <style:text-properties style:font-name="Gabriola" fo:font-size="13pt" style:text-underline-style="none" fo:font-weight="normal" officeooo:rsid="0023b6a2" officeooo:paragraph-rsid="0023b6a2" style:font-size-asian="13pt" style:font-weight-asian="normal" style:font-size-complex="13pt" style:font-weight-complex="normal"/>
    </style:style>
    <style:style style:name="P15" style:family="paragraph" style:parent-style-name="Standard">
      <style:text-properties style:font-name="Gabriola" fo:font-size="13pt" style:text-underline-style="none" fo:font-weight="normal" officeooo:rsid="00256453" officeooo:paragraph-rsid="00256453" style:font-size-asian="13pt" style:font-weight-asian="normal" style:font-size-complex="13pt" style:font-weight-complex="normal"/>
    </style:style>
    <style:style style:name="P16" style:family="paragraph" style:parent-style-name="Standard">
      <style:text-properties style:font-name="Gabriola" fo:font-size="13pt" fo:font-style="italic" style:text-underline-style="none" fo:font-weight="bold" officeooo:rsid="00256453" officeooo:paragraph-rsid="00256453" style:font-size-asian="13pt" style:font-style-asian="italic" style:font-weight-asian="bold" style:font-size-complex="13pt" style:font-style-complex="italic" style:font-weight-complex="bold"/>
    </style:style>
    <style:style style:name="P17" style:family="paragraph" style:parent-style-name="Standard">
      <style:text-properties style:font-name="Gabriola" fo:font-size="13pt" fo:font-style="normal" style:text-underline-style="none" fo:font-weight="normal" officeooo:rsid="00256453" officeooo:paragraph-rsid="0025aab9" style:font-size-asian="13pt" style:font-style-asian="normal" style:font-weight-asian="normal" style:font-size-complex="13pt" style:font-style-complex="normal" style:font-weight-complex="normal"/>
    </style:style>
    <style:style style:name="P18" style:family="paragraph" style:parent-style-name="Standard">
      <style:text-properties style:font-name="Gabriola" fo:font-size="15pt" fo:font-weight="bold" officeooo:rsid="001e4a95" officeooo:paragraph-rsid="001e4a95" style:font-size-asian="15pt" style:font-weight-asian="bold" style:font-size-complex="15pt" style:font-weight-complex="bold"/>
    </style:style>
    <style:style style:name="P19" style:family="paragraph" style:parent-style-name="Standard">
      <style:text-properties style:font-name="Gabriola" fo:font-size="15pt" style:text-underline-style="none" fo:font-weight="bold" officeooo:rsid="00256453" officeooo:paragraph-rsid="00256453" style:font-size-asian="15pt" style:font-weight-asian="bold" style:font-size-complex="15pt" style:font-weight-complex="bold"/>
    </style:style>
    <style:style style:name="P20" style:family="paragraph" style:parent-style-name="Standard">
      <style:text-properties style:font-name="Gabriola" fo:font-size="15pt" style:text-underline-style="none" fo:font-weight="bold" officeooo:rsid="00238788" officeooo:paragraph-rsid="00238788" style:font-size-asian="15pt" style:font-weight-asian="bold" style:font-size-complex="15pt" style:font-weight-complex="bold"/>
    </style:style>
    <style:style style:name="P21" style:family="paragraph" style:parent-style-name="Standard">
      <style:text-properties style:font-name="Gabriola" fo:font-size="15pt" fo:font-style="normal" style:text-underline-style="none" fo:font-weight="bold" officeooo:rsid="0025aab9" officeooo:paragraph-rsid="0025aab9" style:font-size-asian="15pt" style:font-style-asian="normal" style:font-weight-asian="bold" style:font-size-complex="15pt" style:font-style-complex="normal" style:font-weight-complex="bold"/>
    </style:style>
    <style:style style:name="P22" style:family="paragraph" style:parent-style-name="Standard">
      <style:text-properties style:font-name="Gabriola" style:text-underline-style="none" officeooo:rsid="00238788" officeooo:paragraph-rsid="00238788"/>
    </style:style>
    <style:style style:name="P23" style:family="paragraph" style:parent-style-name="Standard">
      <style:text-properties style:font-name="Gabriola" fo:font-size="13pt" fo:font-style="italic" style:text-underline-style="none" fo:font-weight="bold" officeooo:rsid="0025aab9" officeooo:paragraph-rsid="0025aab9" style:font-size-asian="13pt" style:font-style-asian="italic" style:font-weight-asian="bold" style:font-size-complex="13pt" style:font-style-complex="italic" style:font-weight-complex="bold"/>
    </style:style>
    <style:style style:name="P24" style:family="paragraph" style:parent-style-name="Standard">
      <style:text-properties style:font-name="Gabriola" fo:font-size="13pt" fo:font-style="italic" style:text-underline-style="none" fo:font-weight="bold" officeooo:rsid="002ee618" officeooo:paragraph-rsid="002ee618" style:font-size-asian="13pt" style:font-style-asian="italic" style:font-weight-asian="bold" style:font-size-complex="13pt" style:font-style-complex="italic" style:font-weight-complex="bold"/>
    </style:style>
    <style:style style:name="P25" style:family="paragraph" style:parent-style-name="Standard">
      <style:text-properties style:font-name="Gabriola" fo:font-size="13pt" fo:font-style="normal" style:text-underline-style="none" fo:font-weight="normal" officeooo:rsid="002ee618" officeooo:paragraph-rsid="002ee618" style:font-size-asian="13pt" style:font-style-asian="normal" style:font-weight-asian="normal" style:font-size-complex="13pt" style:font-style-complex="normal" style:font-weight-complex="normal"/>
    </style:style>
    <style:style style:name="T1" style:family="text">
      <style:text-properties officeooo:rsid="001d2ecb"/>
    </style:style>
    <style:style style:name="T2" style:family="text">
      <style:text-properties officeooo:rsid="001e4a95"/>
    </style:style>
    <style:style style:name="T3" style:family="text">
      <style:text-properties officeooo:rsid="0020353e"/>
    </style:style>
    <style:style style:name="T4" style:family="text">
      <style:text-properties officeooo:rsid="002124fd"/>
    </style:style>
    <style:style style:name="T5" style:family="text">
      <style:text-properties officeooo:rsid="0021b767"/>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1b767"/>
    </style:style>
    <style:style style:name="T8" style:family="text">
      <style:text-properties style:text-underline-style="solid" style:text-underline-width="auto" style:text-underline-color="font-color" officeooo:rsid="0023b6a2"/>
    </style:style>
    <style:style style:name="T9" style:family="text">
      <style:text-properties officeooo:rsid="00238788"/>
    </style:style>
    <style:style style:name="T10" style:family="text">
      <style:text-properties style:text-underline-style="none"/>
    </style:style>
    <style:style style:name="T11" style:family="text">
      <style:text-properties style:text-underline-style="none" officeooo:rsid="00256453"/>
    </style:style>
    <style:style style:name="T12" style:family="text">
      <style:text-properties officeooo:rsid="0023b6a2"/>
    </style:style>
    <style:style style:name="T13" style:family="text">
      <style:text-properties style:text-line-through-style="none" style:text-line-through-type="none" officeooo:rsid="002124fd"/>
    </style:style>
    <style:style style:name="T14" style:family="text">
      <style:text-properties officeooo:rsid="00256453"/>
    </style:style>
    <style:style style:name="T15" style:family="text">
      <style:text-properties officeooo:rsid="0025aa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ès ta naissance, tu as reçu <text:span text:style-name="T1">une bénédiction de la Nature, le don d'accéder à un des plans subnaturels et d'y dessiner pour altérer brièvement la réalité de ton monde.</text:span></text:p>
      <text:p text:style-name="P5">Dessiner, c'est accéder à ce plan par ton esprit, te couper momentanément de la réalité (tu y reviens alors instantanément si tu subis des dégâts, interrompant ton dessin qui ne se matérialisera pas), créer ce que tu souhaites, imprimer à cette forme plus ou moins complexe, intense et large, un mouvement, puis la matérialiser (pour une durée limitée) dans la réalité, à partir d'un point que tu vois suffisament bien. Dessiner, c'est utiliser ce don de la Nature et l'en remercier. Dessiner, c'est t'entraîner à mieux dessiner et à mieux comprendre ce don si singulier et étrange. </text:p>
      <text:p text:style-name="P4"/>
      <text:p text:style-name="P5">Mais l'Art a ses limites, et voici, selon ton <text:span text:style-name="T2">don , ton </text:span>niveau et ta classe, ce que tu peux faire, <text:span text:style-name="T2">en fonction des 4 traits du Dessin. Retiens que pour un dessin tu peux toujours diminuer un trait par exemple pour créer un mur immobile, mais tu ne peux pas surpasser tes capacités; du moins, pour le moment. Enfin, tu as là des exemples très précis mais pas besoin de s'embêter avec ce niveau de détail, c'est plus un rappel de ce que tu sais déjà en tant qu'Artiste aguerri, n'est-ce pas? Et quand les exemples sont moins précis, c'est que ton imagination aura plus de liberté pour s'exprimer (les exemples dans les fiches de don sont non exhaustifs) !</text:span></text:p>
      <text:p text:style-name="P3"/>
      <text:p text:style-name="P18">Amplitude</text:p>
      <text:p text:style-name="P6">L'amplitude fonctionne de la même façon pour tous les dons, <text:span text:style-name="T9">elle représenta la taille du dessin.</text:span></text:p>
      <text:p text:style-name="P6">A une <text:span text:style-name="T6">amplitude de 0</text:span>, le dessin n'existe pas.</text:p>
      <text:p text:style-name="P6">Pour une <text:span text:style-name="T6">amplitude de 1,</text:span> le dessin peut prendre un volume équivalent à celui de la tête d'un humain, ou d'un gigantesque poing humain, à savoir environ un cube de 15cm de côté <text:span text:style-name="T3">ou une boule de 10cm de rayon, (=</text:span> 4 <text:span text:style-name="T4">déci</text:span>m<text:span text:style-name="T3">ètres</text:span> cube<text:span text:style-name="T3">)</text:span>.</text:p>
      <text:p text:style-name="P7"><text:span text:style-name="T7">Amplitude 2</text:span><text:span text:style-name="T5"> :</text:span> volume équivalent à un grand corps humain, soit le volume d'un cube <text:span text:style-name="T3">de 48cm de côté ou une boule de 30cm de rayon</text:span> <text:span text:style-name="T3">(= 114 décimètres cube de volume).</text:span></text:p>
      <text:p text:style-name="P8"><text:span text:style-name="T7">Amplitude 3 :</text:span><text:span text:style-name="T5"> <text:s/></text:span>volume <text:span text:style-name="T4">équivalent</text:span> à <text:span text:style-name="T4">celui d'une grosse </text:span><text:span text:style-name="T13">voiture <text:s/></text:span><text:span text:style-name="T4">(peu importe ce que cet objet peut être), soit un cube de 2,5m de côté ou une boule de 1,5m de rayon (= 14 mètres cube de volume).</text:span></text:p>
      <text:p text:style-name="P9"><text:span text:style-name="T6">Amplitude 4 :</text:span> volume équivalent <text:span text:style-name="T9">à un cube de 4m de côté ou une boule de 2,5m de rayon (= 65 mètres cubes de volume).</text:span></text:p>
      <text:p text:style-name="P10">Amplitude 5 :<text:span text:style-name="T10"> volume équivalent à un cube de 5,6m de côté ou une boule de 3,5m de rayon (= 180 mètres cubes de </text:span><text:soft-page-break/><text:span text:style-name="T10">volume).</text:span></text:p>
      <text:p text:style-name="P22"/>
      <text:p text:style-name="P20">Mouvement</text:p>
      <text:p text:style-name="P12">Le mouvement fonctionne de la même façon pour tous les dons, il représente la vitesse initiale donnée au dessin, dans la direction et le sens d'une cible choisie.</text:p>
      <text:p text:style-name="P12">Pour <text:span text:style-name="T6">un mouvement de 0</text:span>, le dessin n'a aucune vitesse et va donc uniquement subir les forces qu'il doit subir, par exemple la gravité.</text:p>
      <text:p text:style-name="P12"><text:span text:style-name="T8">Mouvement </text:span><text:span text:style-name="T6">1 :</text:span> <text:span text:style-name="T12">le dessin prend une vitesse jusqu'à 2 m/s soit une marche rapide à pied..</text:span></text:p>
      <text:p text:style-name="P13"><text:span text:style-name="T6">Mouvement 2 :</text:span> vitesse jusqu'à 1<text:span text:style-name="T14">0</text:span> m/s soit un bon sprint à pied ou la vitesse d'un coup de poing efficace.</text:p>
      <text:p text:style-name="P13"><text:span text:style-name="T6">Mouvement 3 :</text:span> vitesse jusqu'à 30 m/s soit un sprint efficace d'un guépard.</text:p>
      <text:p text:style-name="P11">Mouvement 4 :<text:span text:style-name="T10"> vitesse jusqu'à </text:span><text:span text:style-name="T11">90 m/s soit la vitesse moyenne d'un TGV (un quoi?).</text:span></text:p>
      <text:p text:style-name="P11">Mouvement 5 : <text:span text:style-name="T10"><text:s/></text:span><text:span text:style-name="T11">vitesse jusqu'à 270 m/s soit un peu en-dessous du mur du son.</text:span></text:p>
      <text:p text:style-name="P14">(Tu devineras que les dessins très rapides sont très difficiles à voir passer pour ceux qui ne l'ont pas dessiné)</text:p>
      <text:p text:style-name="P14"/>
      <text:p text:style-name="P19">Intensité</text:p>
      <text:p text:style-name="P15">L'<text:span text:style-name="T15">effet du trait d'</text:span>intensité dépend de quel plan est issu le dessin..</text:p>
      <text:p text:style-name="P16">cf la fiche de ton don</text:p>
      <text:p text:style-name="P16"/>
      <text:p text:style-name="P21">Complexité</text:p>
      <text:p text:style-name="P17">L'<text:span text:style-name="T15">effet du trait d'</text:span>intensité dépend de quel plan est issu le dessin..</text:p>
      <text:p text:style-name="P23">cf la fiche de ton don</text:p>
      <text:p text:style-name="P24">Contrôle et dégâts</text:p>
      <text:p text:style-name="P25">Les dessins bien que très dangereux, n'ont pas toujours comme priorité de blesser gravement leurs cibles. Ainsi, il est possible d'annoner un sort de contrôle : sacrifier la moitié des dégâts d'un dessin pour les convertir en repoussements, étourdissements,... (selon le dessin et la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cf5d8"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25aab9" officeooo:paragraph-rsid="0025aab9"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908cm" svg:width="4.001cm" svg:height="4.001cm" draw:z-index="1"><draw:image xlink:href="Pictures/10000201000000FA000000FA72DAE75785910C86.png" xlink:type="simple" xlink:show="embed" xlink:actuate="onLoad"/></draw:frame>JDR La vallée de Hauteplume</text:p>
        <text:p text:style-name="MP2">Le Dessin</text:p>
        <text:p text:style-name="MP2">Comment ça fonction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4S</meta:editing-duration>
    <meta:editing-cycles>9</meta:editing-cycles>
    <meta:generator>LibreOffice/5.0.6.3$Windows_x86 LibreOffice_project/490fc03b25318460cfc54456516ea2519c11d1aa</meta:generator>
    <dc:date>2019-05-08T13:29:43.930000000</dc:date>
    <meta:document-statistic meta:table-count="0" meta:image-count="1" meta:object-count="0" meta:page-count="2" meta:paragraph-count="31" meta:word-count="688" meta:character-count="3783" meta:non-whitespace-character-count="3122"/>
    <meta:user-defined meta:name="Info 1"/>
    <meta:user-defined meta:name="Info 2"/>
    <meta:user-defined meta:name="Info 3"/>
    <meta:user-defined meta:name="Info 4"/>
  </office:meta>
</office:document-meta>
</file>